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7638in"/>
    </style:style>
    <style:style style:name="co8" style:family="table-column">
      <style:table-column-properties fo:break-before="auto" style:column-width="1.5563in"/>
    </style:style>
    <style:style style:name="co9" style:family="table-column">
      <style:table-column-properties fo:break-before="auto" style:column-width="1.6535in"/>
    </style:style>
    <style:style style:name="co10" style:family="table-column">
      <style:table-column-properties fo:break-before="auto" style:column-width="0.8299in"/>
    </style:style>
    <style:style style:name="ro1" style:family="table-row">
      <style:table-row-properties style:row-height="0.656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SI No.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No.Of Days worked</text:p>
          </table:table-cell>
          <table:table-cell table:style-name="ce1" office:value-type="string">
            <text:p>No.Of Shift worked</text:p>
          </table:table-cell>
          <table:table-cell table:style-name="ce1" office:value-type="string">
            <text:p>Gross Salary</text:p>
          </table:table-cell>
          <table:table-cell table:style-name="ce5" office:value-type="string">
            <text:p>Employer Contribution</text:p>
          </table:table-cell>
          <table:table-cell table:style-name="ce5" office:value-type="string">
            <text:p>Employee Contribution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<text:a xlink:href="python://for each=&quot;sequence,line in enumerate(get_emp())&quot;" xlink:type="simple">for</text:a></text:p>
          </table:table-cell>
          <table:covered-table-cell table:number-columns-repeated="8" table:style-name="ce3"/>
          <table:table-cell table:number-columns-repeated="1015"/>
        </table:table-row>
        <table:table-row table:style-name="ro2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.employee_id.employee_id or ''" xlink:type="simple">employee_id</text:a></text:p>
          </table:table-cell>
          <table:table-cell table:style-name="ce3" office:value-type="string">
            <text:p><text:a xlink:href="python://get_esi_no(line.employee_id)" xlink:type="simple">get_esi_no</text:a></text:p>
          </table:table-cell>
          <table:table-cell table:style-name="ce3" office:value-type="string">
            <text:p><text:a xlink:href="python://line.employee_id.name +(line.employee_id.last_name and ' ' +line.employee_id.last_name or '')" xlink:type="simple">name</text:a></text:p>
          </table:table-cell>
          <table:table-cell table:style-name="ce3" office:value-type="string">
            <text:p><text:a xlink:href="python://get_no_of_day_work(line.employee_id)" xlink:type="simple">get_no_of_day_work</text:a></text:p>
          </table:table-cell>
          <table:table-cell table:style-name="ce3" office:value-type="string">
            <text:p><text:a xlink:href="python://get_no_of_shift_work(line.employee_id)" xlink:type="simple">get_no_of_shift_work</text:a></text:p>
          </table:table-cell>
          <table:table-cell table:style-name="ce4" office:value-type="string">
            <text:p><text:a xlink:href="python://get_gross(line.employee_id)" xlink:type="simple">get_gross</text:a></text:p>
          </table:table-cell>
          <table:table-cell table:style-name="ce4" office:value-type="string">
            <text:p><text:a xlink:href="python://get_esi_employer(line.employee_id)" xlink:type="simple">get_esi_employer</text:a></text:p>
          </table:table-cell>
          <table:table-cell table:style-name="ce4" office:value-type="string">
            <text:p><text:a xlink:href="python://get_esi_employee(line.employee_id)" xlink:type="simple">get_esi_employee</text:a>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3"/>
          <table:table-cell table:number-columns-repeated="1015"/>
        </table:table-row>
        <table:table-row table:style-name="ro2" table:number-rows-repeated="1048560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5" number:language="en" number:country="US">
      <number:number number:decimal-places="2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currency-style style:name="N5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5P0"/>
    </number:currency-style>
    <number:currency-style style:name="N5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56P0"/>
    </number:currency-style>
    <number:currency-style style:name="N5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7P0"/>
    </number:currency-style>
    <number:currency-style style:name="N5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58P0"/>
    </number:currency-style>
    <number:number-style style:name="N5159P0" style:volatile="true" number:language="en" number:country="US">
      <number:number number:decimal-places="0" number:min-integer-digits="1" number:grouping="true"/>
      <number:text> </number:text>
    </number:number-style>
    <number:number-style style:name="N5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59P0"/>
    </number:number-style>
    <number:number-style style:name="N5160P0" style:volatile="true" number:language="en" number:country="US">
      <number:number number:decimal-places="2" number:min-integer-digits="1" number:grouping="true"/>
      <number:text> </number:text>
    </number:number-style>
    <number:number-style style:name="N5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60P0"/>
    </number:number-style>
    <number:number-style style:name="N516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6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61P2" style:volatile="true" number:language="en" number:country="US">
      <number:text> - </number:text>
    </number:number-style>
    <number:text-style style:name="N5161" number:language="en" number:country="US">
      <number:text> </number:text>
      <number:text-content/>
      <number:text> </number:text>
      <style:map style:condition="value()&gt;0" style:apply-style-name="N5161P0"/>
      <style:map style:condition="value()&lt;0" style:apply-style-name="N5161P1"/>
      <style:map style:condition="value()=0" style:apply-style-name="N5161P2"/>
    </number:text-style>
    <number:currency-style style:name="N516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6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62P2" style:volatile="true" number:language="en" number:country="US">
      <number:text> </number:text>
      <number:currency-symbol/>
      <number:text>- </number:text>
    </number:currency-style>
    <number:text-style style:name="N5162" number:language="en" number:country="US">
      <number:text> </number:text>
      <number:text-content/>
      <number:text> </number:text>
      <style:map style:condition="value()&gt;0" style:apply-style-name="N5162P0"/>
      <style:map style:condition="value()&lt;0" style:apply-style-name="N5162P1"/>
      <style:map style:condition="value()=0" style:apply-style-name="N5162P2"/>
    </number:text-style>
    <number:number-style style:name="N516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6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6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63" number:language="en" number:country="US">
      <number:text> </number:text>
      <number:text-content/>
      <number:text> </number:text>
      <style:map style:condition="value()&gt;0" style:apply-style-name="N5163P0"/>
      <style:map style:condition="value()&lt;0" style:apply-style-name="N5163P1"/>
      <style:map style:condition="value()=0" style:apply-style-name="N5163P2"/>
    </number:text-style>
    <number:currency-style style:name="N516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6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6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64" number:language="en" number:country="US">
      <number:text> </number:text>
      <number:text-content/>
      <number:text> </number:text>
      <style:map style:condition="value()&gt;0" style:apply-style-name="N5164P0"/>
      <style:map style:condition="value()&lt;0" style:apply-style-name="N5164P1"/>
      <style:map style:condition="value()=0" style:apply-style-name="N5164P2"/>
    </number:text-style>
    <number:number-style style:name="N5165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5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phung11764 </dc:creator>
    <meta:creation-date>2015-04-27T23:50:52</meta:creation-date>
    <dc:date>2015-05-05T11:03:41</dc:date>
    <meta:generator>LibreOffice/3.5$Linux_X86_64 LibreOffice_project/350m1$Build-2</meta:generator>
    <meta:editing-duration>PT1H7M13S</meta:editing-duration>
    <meta:editing-cycles>23</meta:editing-cycles>
    <meta:document-statistic meta:table-count="1" meta:cell-count="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